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 or arouse the curiosity/interes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 gradually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ugnant</text:p>
          </table:table-cell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 table:number-columns-repeated="3"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</text:p>
          </table:table-cell>
          <table:table-cell table:number-columns-repeated="3"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d</text:p>
          </table:table-cell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 table:number-columns-repeated="3"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table:number-columns-repeated="3"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table:number-columns-repeated="3"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gible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ple</text:p>
          </table:table-cell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static</text:p>
          </table:table-cell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mber</text:p>
          </table:table-cell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nitive</text:p>
          </table:table-cell>
          <table:table-cell office:value-type="string" calcext:value-type="string">
            <text:p>mental 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edite </text:p>
          </table:table-cell>
          <table:table-cell office:value-type="string" calcext:value-type="string">
            <text:p>To cause to happen faster</text:p>
          </table:table-cell>
          <table:table-cell table:number-columns-repeated="3"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erate</text:p>
          </table:table-cell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wilder</text:p>
          </table:table-cell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udent</text:p>
          </table:table-cell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rth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tribe</text:p>
          </table:table-cell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guine</text:p>
          </table:table-cell>
          <table:table-cell office:value-type="string" calcext:value-type="string">
            <text:p>confident and hopeful</text:p>
          </table:table-cell>
          <table:table-cell table:number-columns-repeated="3"/>
          <table:table-cell office:value-type="string" calcext:value-type="string">
            <text:p>He is sanguine about the company’s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gubrious</text:p>
          </table:table-cell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oe</text:p>
          </table:table-cell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urgence</text:p>
          </table:table-cell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acea</text:p>
          </table:table-cell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tant</text:p>
          </table:table-cell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athema</text:p>
          </table:table-cell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vade</text:p>
          </table:table-cell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</text:p>
          </table:table-cell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mbrage</text:p>
          </table:table-cell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edate</text:p>
          </table:table-cell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 facto</text:p>
          </table:table-cell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dacious</text:p>
          </table:table-cell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tent</text:p>
          </table:table-cell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eak</text:p>
          </table:table-cell>
          <table:table-cell office:value-type="string" calcext:value-type="string">
            <text:p>very strength and unus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plicity</text:p>
          </table:table-cell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der</text:p>
          </table:table-cell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nuate </text:p>
          </table:table-cell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d horse</text:p>
          </table:table-cell>
          <table:table-cell office:value-type="string" calcext:value-type="string">
            <text:p>something that is no longer us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<text:s/>a slow and gradual mov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vade</text:p>
          </table:table-cell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teran</text:p>
          </table:table-cell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ndment</text:p>
          </table:table-cell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ienate</text:p>
          </table:table-cell>
          <table:table-cell office:value-type="string" calcext:value-type="string">
            <text:p>to cause to stop being friendly</text:p>
          </table:table-cell>
          <table:table-cell table:number-columns-repeated="3"/>
          <table:table-cell office:value-type="string" calcext:value-type="string">
            <text:p>He alienated most of his colleagues with his bad temp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rogative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mantl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after school program was dismantled due to lack of fun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ptivate</text:p>
          </table:table-cell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ary</text:p>
          </table:table-cell>
          <table:table-cell office:value-type="string" calcext:value-type="string">
            <text:p>dilem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small religious gro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re</text:p>
          </table:table-cell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digy</text:p>
          </table:table-cell>
          <table:table-cell office:value-type="string" calcext:value-type="string">
            <text:p>child geni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pil</text:p>
          </table:table-cell>
          <table:table-cell office:value-type="string" calcext:value-type="string">
            <text:p>stu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ant</text:p>
          </table:table-cell>
          <table:table-cell office:value-type="string" calcext:value-type="string">
            <text:p>miss school without permi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ce</text:p>
          </table:table-cell>
          <table:table-cell office:value-type="string" calcext:value-type="string">
            <text:p>immoral or wicked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hibit</text:p>
          </table:table-cell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to make no longer necessary</text:p>
          </table:table-cell>
          <table:table-cell office:value-type="string" calcext:value-type="string">
            <text:p>preclude</text:p>
          </table:table-cell>
          <table:table-cell table:number-columns-repeated="2"/>
          <table:table-cell office:value-type="string" calcext:value-type="string">
            <text:p>The new medical treatment obviates the need for surg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ulge</text:p>
          </table:table-cell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nger</text:p>
          </table:table-cell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ylum</text:p>
          </table:table-cell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wed</text:p>
          </table:table-cell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ture</text:p>
          </table:table-cell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dus</text:p>
          </table:table-cell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yhem</text:p>
          </table:table-cell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ternal</text:p>
          </table:table-cell>
          <table:table-cell office:value-type="string" calcext:value-type="string">
            <text:p>end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spicious</text:p>
          </table:table-cell>
          <table:table-cell office:value-type="string" calcext:value-type="string">
            <text:p>promising; favorable</text:p>
          </table:table-cell>
          <table:table-cell table:number-columns-repeated="3"/>
          <table:table-cell office:value-type="string" calcext:value-type="string">
            <text:p>It was an auspicious time to open a new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pple effect</text:p>
          </table:table-cell>
          <table:table-cell office:value-type="string" calcext:value-type="string">
            <text:p>continuing and spreading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rgency</text:p>
          </table:table-cell>
          <table:table-cell office:value-type="string" calcext:value-type="string">
            <text:p>a usual violent attempt to take control of a government</text:p>
          </table:table-cell>
          <table:table-cell table:number-columns-repeated="3"/>
          <table:table-cell office:value-type="string" calcext:value-type="string">
            <text:p>The insurgency has continued for three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adicate</text:p>
          </table:table-cell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morate</text:p>
          </table:table-cell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ve</text:p>
          </table:table-cell>
          <table:table-cell office:value-type="string" calcext:value-type="string">
            <text:p>confident</text:p>
          </table:table-cell>
          <table:table-cell table:number-columns-repeated="16382"/>
        </table:table-row>
        <table:table-row table:style-name="ro2" table:number-rows-repeated="104797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 style:data-style-name="N2" text:time-value="23:50:32.2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28T23:51:30.821000000</dc:date>
    <meta:editing-duration>P5DT10H47M54S</meta:editing-duration>
    <meta:editing-cycles>1570</meta:editing-cycles>
    <meta:generator>LibreOffice/24.8.4.2$Windows_X86_64 LibreOffice_project/bb3cfa12c7b1bf994ecc5649a80400d06cd71002</meta:generator>
    <meta:document-statistic meta:table-count="1" meta:cell-count="1850" meta:object-count="0"/>
  </office:meta>
</office:document-meta>
</file>